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6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30" style:family="paragraph" style:parent-style-name="Footnote">
      <style:text-properties style:font-name="Liberation Sans" officeooo:paragraph-rsid="0f99f89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4" style:family="paragraph" style:parent-style-name="Standard">
      <style:text-properties officeooo:paragraph-rsid="0c8b5238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d09f881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5d07c4"/>
    </style:style>
    <style:style style:name="P65" style:family="paragraph" style:parent-style-name="Standard">
      <style:text-properties officeooo:paragraph-rsid="0d8c21b9"/>
    </style:style>
    <style:style style:name="P66" style:family="paragraph" style:parent-style-name="Standard">
      <style:text-properties officeooo:paragraph-rsid="0d72706e"/>
    </style:style>
    <style:style style:name="P67" style:family="paragraph" style:parent-style-name="Standard">
      <style:text-properties officeooo:paragraph-rsid="0dbec325"/>
    </style:style>
    <style:style style:name="P68" style:family="paragraph" style:parent-style-name="Standard">
      <style:text-properties officeooo:paragraph-rsid="0e03342d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rsid="0e8aa5aa" officeooo:paragraph-rsid="0fb98046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1" style:family="paragraph" style:parent-style-name="Standard">
      <style:text-properties officeooo:paragraph-rsid="0ecd4bf5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Footnote">
      <style:text-properties officeooo:paragraph-rsid="0f8706e5"/>
    </style:style>
    <style:style style:name="P92" style:family="paragraph" style:parent-style-name="Standard">
      <style:text-properties officeooo:paragraph-rsid="0f99f892"/>
    </style:style>
    <style:style style:name="P93" style:family="paragraph" style:parent-style-name="Standard">
      <style:text-properties officeooo:paragraph-rsid="0fad1a3f"/>
    </style:style>
    <style:style style:name="P94" style:family="paragraph" style:parent-style-name="Standard">
      <style:text-properties officeooo:paragraph-rsid="0fb98046"/>
    </style:style>
    <style:style style:name="P95" style:family="paragraph" style:parent-style-name="Standard">
      <style:text-properties officeooo:paragraph-rsid="0f35fc9a"/>
    </style:style>
    <style:style style:name="P96" style:family="paragraph" style:parent-style-name="Standard">
      <style:text-properties officeooo:rsid="0f35fc9a" officeooo:paragraph-rsid="0fc0a9aa"/>
    </style:style>
    <style:style style:name="P97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98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105" style:family="paragraph" style:parent-style-name="Standard">
      <style:text-properties officeooo:paragraph-rsid="0cc50ec9"/>
    </style:style>
    <style:style style:name="P106" style:family="paragraph" style:parent-style-name="Standard">
      <style:text-properties officeooo:paragraph-rsid="0fc1c7c5"/>
    </style:style>
    <style:style style:name="P107" style:family="paragraph" style:parent-style-name="Standard">
      <style:text-properties officeooo:paragraph-rsid="0fc3b2a9"/>
    </style:style>
    <style:style style:name="P108" style:family="paragraph" style:parent-style-name="Standard">
      <style:text-properties officeooo:paragraph-rsid="0fc57c5b"/>
    </style:style>
    <style:style style:name="P109" style:family="paragraph" style:parent-style-name="Standard">
      <style:text-properties officeooo:paragraph-rsid="0fc5f76b"/>
    </style:style>
    <style:style style:name="P110" style:family="paragraph" style:parent-style-name="Standard">
      <style:text-properties officeooo:paragraph-rsid="0cc5fe5b"/>
    </style:style>
    <style:style style:name="P111" style:family="paragraph" style:parent-style-name="Standard">
      <style:text-properties officeooo:paragraph-rsid="0fc66b9a"/>
    </style:style>
    <style:style style:name="P112" style:family="paragraph" style:parent-style-name="Standard">
      <style:text-properties officeooo:paragraph-rsid="0e82f1b0"/>
    </style:style>
    <style:style style:name="P113" style:family="paragraph" style:parent-style-name="Standard">
      <style:text-properties officeooo:paragraph-rsid="0d1ec96e"/>
    </style:style>
    <style:style style:name="P114" style:family="paragraph" style:parent-style-name="Standard">
      <style:text-properties officeooo:paragraph-rsid="0fc931f5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6" style:family="text">
      <style:text-properties fo:color="#000000" loext:opacity="100%" style:font-name="Liberation Sans" fo:font-size="12pt" style:font-size-asian="12pt" style:font-size-complex="12pt"/>
    </style:style>
    <style:style style:name="T2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officeooo:rsid="047da547"/>
    </style:style>
    <style:style style:name="T31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6" style:family="text">
      <style:text-properties style:use-window-font-color="true" loext:opacity="0%" style:font-name="Liberation Sans" fo:font-size="12pt" style:font-size-asian="12pt" style:font-size-complex="12pt"/>
    </style:style>
    <style:style style:name="T337" style:family="text">
      <style:text-properties style:use-window-font-color="true" loext:opacity="0%" style:font-name="Liberation Sans" officeooo:rsid="0efd8e5c"/>
    </style:style>
    <style:style style:name="T338" style:family="text">
      <style:text-properties officeooo:rsid="04473353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officeooo:rsid="0fbf22ff" style:font-weight-asian="bold" style:font-weight-complex="bold"/>
    </style:style>
    <style:style style:name="T341" style:family="text">
      <style:text-properties officeooo:rsid="0aace3cd"/>
    </style:style>
    <style:style style:name="T342" style:family="text">
      <style:text-properties fo:font-size="10pt" style:font-size-asian="10pt" style:font-size-complex="10pt"/>
    </style:style>
    <style:style style:name="T34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officeooo:rsid="0eef9ccc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808080" loext:opacity="100%" style:font-name="Liberation Sans" fo:font-size="12pt" style:font-size-asian="12pt" style:font-size-complex="12pt"/>
    </style:style>
    <style:style style:name="T36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6" style:family="text">
      <style:text-properties officeooo:rsid="0f82bd44"/>
    </style:style>
    <style:style style:name="T377" style:family="text">
      <style:text-properties officeooo:rsid="0f0ca65a"/>
    </style:style>
    <style:style style:name="T378" style:family="text">
      <style:text-properties fo:font-weight="normal" officeooo:rsid="0f3d6513" style:font-weight-asian="normal" style:font-weight-complex="normal"/>
    </style:style>
    <style:style style:name="T379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9"><text:span text:style-name="T246">C</text:span><text:span text:style-name="T245">hecklist voor </text:span><text:span text:style-name="T247">de installatie</text:span><text:span text:style-name="T245"> van </text:span><text:span text:style-name="T245"><text:user-field-get text:name="Distro">Debian</text:user-field-get></text:span><text:span text:style-name="T248"><text:s/></text:span><text:span text:style-name="T248"><text:user-field-get text:name="Version">11</text:user-field-get></text:span><text:span text:style-name="Strong_20_Emphasis"><text:span text:style-name="T281"><text:s/></text:span></text:span><text:span text:style-name="Strong_20_Emphasis"><text:span text:style-name="T282">LTS</text:span></text:span><text:span text:style-name="T249"><text:note text:id="ftn1" text:note-class="footnote"><text:note-citation>1</text:note-citation><text:note-body><text:p text:style-name="P30"><text:span text:style-name="T289">LTS</text:span><text:span text:style-name="T297"> </text:span><text:span text:style-name="T298">staat voor</text:span><text:span text:style-name="T299"> </text:span><text:span text:style-name="T289">Long-Term Support, langetermijnondersteuning, </text:span><text:span text:style-name="T300">en </text:span><text:span text:style-name="T302">d</text:span><text:span text:style-name="T300">eze </text:span><text:span text:style-name="T306"><text:user-field-get text:name="Distro">Debian</text:user-field-get></text:span><text:span text:style-name="T307"><text:s/></text:span><text:span text:style-name="T307"><text:user-field-get text:name="Version">11</text:user-field-get></text:span><text:span text:style-name="Strong_20_Emphasis"><text:span text:style-name="T283"><text:s/></text:span></text:span><text:span text:style-name="T300">LTS </text:span><text:span text:style-name="T303">(codenaam </text:span><text:span text:style-name="T304">B</text:span><text:span text:style-name="T303">ullseye) </text:span><text:span text:style-name="T298">van</text:span><text:span text:style-name="T301"> </text:span><text:span text:style-name="T294">augustus </text:span><text:span text:style-name="Strong_20_Emphasis"><text:span text:style-name="T188"><text:user-field-get style:data-style-name="N0" text:name="Releaseyear">2021</text:user-field-get></text:span></text:span><text:span text:style-name="T294"><text:s/></text:span><text:span text:style-name="T289">wordt </text:span><text:span text:style-name="T295">vijf</text:span><text:span text:style-name="T289"> jaar onder</text:span><text:span text:style-name="T305">steund</text:span><text:span text:style-name="T296"> </text:span><text:span text:style-name="T289">tot </text:span><text:span text:style-name="T294">augustus</text:span><text:span text:style-name="T290"> </text:span><text:span text:style-name="T289">202</text:span><text:span text:style-name="T291">6</text:span><text:span text:style-name="T292">.</text:span></text:p></text:note-body></text:note></text:span><text:span text:style-name="T250"> </text:span><text:span text:style-name="T250"><text:user-field-get text:name="Edition">desktop</text:user-field-get></text:span><text:span text:style-name="T251">.</text:span></text:p>
      <text:p text:style-name="P3"/>
      <text:p text:style-name="P85"><text:span text:style-name="T38">Kijk op</text:span><text:span text:style-name="T274"> </text:span><text:a xlink:type="simple" xlink:href="https://karelzimmer.nl/" text:style-name="Internet_20_link" text:visited-style-name="Visited_20_Internet_20_Link"><text:span text:style-name="T8">karelzimmer.nl</text:span></text:a><text:span text:style-name="T274"> </text:span><text:span text:style-name="T310">voor</text:span><text:span text:style-name="T311"> </text:span><text:span text:style-name="T312">deze en andere </text:span><text:span text:style-name="T313">Linux documenten</text:span><text:span text:style-name="T39">, scripts, </text:span><text:span text:style-name="T40">en informatie</text:span><text:span text:style-name="T39">.</text:span></text:p>
      <text:p text:style-name="P3"/>
      <text:p text:style-name="P26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10">tekst</text:span></text:span><text:span text:style-name="T29">- en</text:span><text:span text:style-name="Strong_20_Emphasis"><text:span text:style-name="T109"> </text:span></text:span><text:span text:style-name="Strong_20_Emphasis"><text:span text:style-name="T114"><draw:control text:anchor-type="as-char" draw:z-index="21" draw:name="Vorm3_ 2" draw:style-name="gr1" draw:text-style-name="P115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40"/>
      <text:p text:style-name="P47"><text:span text:style-name="T23">Vul </text:span><text:span text:style-name="T24">achter</text:span><text:span text:style-name="T17"> de </text:span><text:span text:style-name="Definition"><text:span text:style-name="T377">ONDERSTREEPTE</text:span></text:span><text:span text:style-name="T1"> </text:span><text:span text:style-name="T18">woorden</text:span><text:span text:style-name="T17"> het</text:span><text:span text:style-name="Strong_20_Emphasis"><text:span text:style-name="T375"> </text:span></text:span><text:span text:style-name="Strong_20_Emphasis"><text:span text:style-name="T374">tekstvak</text:span></text:span><text:span text:style-name="T18"> </text:span><text:span text:style-name="T23">in,</text:span><text:span text:style-name="T18"> </text:span><text:span text:style-name="T314">zie </text:span><text:span text:style-name="T337">[</text:span><text:span text:style-name="T314">toelichting</text:span><text:span text:style-name="T337">]</text:span><text:span text:style-name="T18">:</text:span></text:p>
      <text:p text:style-name="P37"><text:span text:style-name="Definition"><text:span text:style-name="T316">g</text:span></text:span><text:span text:style-name="Definition"><text:span text:style-name="T315">ebruiker</text:span></text:span><text:span text:style-name="T318"><text:tab/><text:tab/></text:span><text:span text:style-name="T336"> <text:tab/><text:tab/></text:span><draw:control text:anchor-type="as-char" svg:y="-0.429cm" draw:z-index="8" draw:name="Gebruiker" draw:style-name="gr2" draw:text-style-name="P116" svg:width="6.002cm" svg:height="0.6cm" draw:control="control9"><svg:title>Gebruiker</svg:title><svg:desc>Volledige naam, bijv. Jan Stek</svg:desc></draw:control><text:span text:style-name="T319"><text:tab/></text:span><text:span text:style-name="T320">[</text:span><text:span text:style-name="T317">volledige naam, bijv. </text:span><text:span text:style-name="T333">J</text:span><text:span text:style-name="T334">a</text:span><text:span text:style-name="T333">n </text:span><text:span text:style-name="T334">Jansen</text:span><text:span text:style-name="T335">]</text:span></text:p>
      <text:p text:style-name="Standard"><text:span text:style-name="Definition"><text:span text:style-name="T316">g</text:span></text:span><text:span text:style-name="Definition">ebruikersnaam</text:span><text:span text:style-name="T315"><text:tab/></text:span><text:span text:style-name="T315"><draw:control text:anchor-type="as-char" svg:y="-0.429cm" draw:z-index="9" draw:name="Gberuikersnaam" draw:style-name="gr2" draw:text-style-name="P116" svg:width="6.002cm" svg:height="0.6cm" draw:control="control10"><svg:title>Gebruikersnaam</svg:title><svg:desc>Korte naam, bijv. jan</svg:desc></draw:control></text:span><text:span text:style-name="T315"><text:tab/></text:span><text:span text:style-name="T10">[</text:span><text:span text:style-name="T9">korte naam, bijv. </text:span><text:span text:style-name="T271">j</text:span><text:span text:style-name="T272">a</text:span><text:span text:style-name="T271">n</text:span><text:span text:style-name="T273">]</text:span></text:p>
      <text:p text:style-name="P32"><text:span text:style-name="Definition"><text:span text:style-name="T322">c</text:span></text:span><text:span text:style-name="Definition">omputernaam</text:span><text:span text:style-name="T321"><text:tab/><text:tab/></text:span><text:span text:style-name="T319"><draw:control text:anchor-type="as-char" svg:y="-0.429cm" draw:z-index="10" draw:name="Computernaam" draw:style-name="gr2" draw:text-style-name="P116" svg:width="6.002cm" svg:height="0.6cm" draw:control="control11"><svg:title>Computernaam</svg:title><svg:desc>Unieke naam van de computer</svg:desc></draw:control></text:span><text:span text:style-name="T319"><text:tab/></text:span><text:span text:style-name="T330">[</text:span><text:span text:style-name="T326">naam van de compute</text:span><text:span text:style-name="T327">r, </text:span><text:span text:style-name="T328">bijv. p</text:span><text:span text:style-name="T329">c02</text:span><text:span text:style-name="T330">]</text:span></text:p>
      <text:p text:style-name="P32"><text:span text:style-name="Definition"><text:span text:style-name="T316">o</text:span></text:span><text:span text:style-name="Definition"><text:span text:style-name="T315">pstartmenu</text:span></text:span><text:span text:style-name="T319"><text:tab/><text:tab/><text:tab/></text:span><text:span text:style-name="T319"><draw:control text:anchor-type="as-char" svg:y="-0.429cm" draw:z-index="11" draw:name="Opstartmenu" draw:style-name="gr2" draw:text-style-name="P116" svg:width="6.002cm" svg:height="0.6cm" draw:control="control12"><svg:title>Opstartmenu</svg:title><svg:desc>Toets voor het opstartmenu ("bootmenu")</svg:desc></draw:control></text:span><text:span text:style-name="T319"><text:tab/></text:span><text:span text:style-name="T330">[</text:span><text:span text:style-name="T326">to</text:span><text:span text:style-name="T331">ets voor het opstartmedium</text:span><text:span text:style-name="T332">]</text:span></text:p>
      <text:p text:style-name="P36"><text:span text:style-name="Definition"><text:span text:style-name="T323">i</text:span></text:span><text:span text:style-name="Definition"><text:span text:style-name="T324">nstellingen</text:span></text:span><text:span text:style-name="T325"><text:tab/> <text:tab/><text:tab/></text:span><text:span text:style-name="T325"><draw:control text:anchor-type="as-char" svg:y="-0.429cm" draw:z-index="7" draw:name="Instellingen" draw:style-name="gr2" draw:text-style-name="P116" svg:width="6.002cm" svg:height="0.6cm" draw:control="control8"><svg:title>Instellingen</svg:title><svg:desc>Toets voor het BIOS/UEFI-scherm ("setup")</svg:desc></draw:control></text:span><text:span text:style-name="T325"><text:tab/></text:span><text:span text:style-name="T330">[</text:span><text:span text:style-name="T326">toets voor het UEFI-BIOS-scherm</text:span><text:span text:style-name="T330">]</text:span></text:p>
      <text:p text:style-name="P34"><text:span text:style-name="Definition"><text:span text:style-name="T360">g</text:span></text:span><text:span text:style-name="Definition"><text:span text:style-name="T359">ebruiker</text:span></text:span><text:span text:style-name="Definition"><text:span text:style-name="T361">2</text:span></text:span><text:span text:style-name="T365"><text:tab/></text:span><text:span text:style-name="T366"> <text:tab/><text:tab/></text:span><text:span text:style-name="T351"><draw:control text:anchor-type="as-char" svg:y="-0.429cm" draw:z-index="18" draw:name="Gebruiker 1" draw:style-name="gr2" draw:text-style-name="P116" svg:width="6.002cm" svg:height="0.6cm" draw:control="control19"><svg:title>Gebruiker</svg:title><svg:desc>Volledige naam, bijv. Jan Stek</svg:desc></draw:control></text:span><text:span text:style-name="T351"><text:tab/></text:span><text:span text:style-name="T352">[</text:span><text:span text:style-name="T353">volledige naam </text:span><text:span text:style-name="T354">evt. 2</text:span><text:span text:style-name="T367">e</text:span><text:span text:style-name="T354"> gebruiker</text:span><text:span text:style-name="T355">]</text:span></text:p>
      <text:p text:style-name="P81"><text:span text:style-name="Definition"><text:span text:style-name="T360">g</text:span></text:span><text:span text:style-name="Definition"><text:span text:style-name="T359">ebruikersnaam</text:span></text:span><text:span text:style-name="Definition"><text:span text:style-name="T361">2</text:span></text:span><text:span text:style-name="T359"><text:tab/></text:span><text:span text:style-name="T356"><draw:control text:anchor-type="as-char" svg:y="-0.429cm" draw:z-index="19" draw:name="Gberuikersnaam 1" draw:style-name="gr2" draw:text-style-name="P116" svg:width="6.002cm" svg:height="0.6cm" draw:control="control20"><svg:title>Gebruikersnaam</svg:title><svg:desc>Korte naam, bijv. jan</svg:desc></draw:control></text:span><text:span text:style-name="T356"><text:tab/></text:span><text:span text:style-name="T358">[</text:span><text:span text:style-name="T357">korte naam</text:span><text:span text:style-name="T362"> </text:span><text:span text:style-name="T363">evt. 2</text:span><text:span text:style-name="T368">e</text:span><text:span text:style-name="T363"> gebruiker</text:span><text:span text:style-name="T364">]</text:span></text:p>
      <text:p text:style-name="P38"><text:span text:style-name="T256">Vervang </text:span><text:span text:style-name="T261">de</text:span><text:span text:style-name="T256"> </text:span><text:span text:style-name="Definition"><text:span text:style-name="T27">ONDERSTREEPTE</text:span></text:span><text:span text:style-name="T256"> </text:span><text:span text:style-name="T257">woorden </text:span><text:span text:style-name="T256">in deze checklist door </text:span><text:span text:style-name="T261">d</text:span><text:span text:style-name="T263">i</text:span><text:span text:style-name="T261">e </text:span><text:span text:style-name="T262">in </text:span><text:span text:style-name="T263">het</text:span><text:span text:style-name="Strong_20_Emphasis"><text:span text:style-name="T62"> </text:span></text:span><text:span text:style-name="Strong_20_Emphasis"><text:span text:style-name="T99">tekstvak</text:span></text:span><text:span text:style-name="T256">.</text:span></text:p>
      <text:p text:style-name="P41"/>
      <text:p text:style-name="P33"><text:span text:style-name="Strong_20_Emphasis"><text:span text:style-name="T267"/></text:span></text:p>
      <text:p text:style-name="P35"><text:span text:style-name="T269">Nog niet op Linux?</text:span><text:span text:style-name="T258"><text:tab/></text:span><text:span text:style-name="T264"><text:tab/></text:span><text:span text:style-name="T265">G</text:span><text:span text:style-name="T255">ebruik </text:span><text:span text:style-name="Strong_20_Emphasis"><text:span text:style-name="T270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9"> onder </text:span><text:span text:style-name="T268">Linux</text:span><text:span text:style-name="T260">.</text:span></text:p>
      <text:p text:style-name="P25"><text:span text:style-name="T243">Nieuwe installatie?</text:span><text:span text:style-name="T238"><text:tab/></text:span><text:span text:style-name="T240"></text:span><text:span text:style-name="T242"><text:tab/></text:span><text:span text:style-name="T241">B</text:span><text:span text:style-name="T238">egin bij hoofdstuk </text:span><text:span text:style-name="T243"><text:bookmark-ref text:reference-format="page" text:ref-name="__RefNumPara__4009_1271708128">2</text:bookmark-ref></text:span><text:span text:style-name="T243"><text:s text:c="2"/></text:span><text:span text:style-name="T244"><text:bookmark-ref text:reference-format="text" text:ref-name="__RefNumPara__4009_1271708128">Installatie uitvoeren</text:bookmark-ref></text:span><text:span text:style-name="T239">.</text:span></text:p>
      <text:p text:style-name="P31"><text:span text:style-name="Strong_20_Emphasis"><text:span text:style-name="T266"/></text:span></text:p>
      <text:p text:style-name="P31"><text:span text:style-name="Strong_20_Emphasis"><text:span text:style-name="T266"/></text:span></text:p>
      <text:list xml:id="list3871114580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0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7"><text:span text:style-name="T204">E</text:span><text:span text:style-name="T207">v</text:span><text:span text:style-name="T208">en</text:span><text:span text:style-name="T210">t</text:span><text:span text:style-name="T211">uele </text:span><text:span text:style-name="T212">extra </text:span><text:span text:style-name="Definition"><text:span text:style-name="T343">gebruiker</text:span></text:span><text:span text:style-name="T212">s aanmelden </text:span><text:span text:style-name="T213">en dezelfde stappen uitvoeren</text:span><text:span text:style-name="T209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12" draw:name="Vorm4" draw:style-name="gr1" draw:text-style-name="P11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29">) </text:span></text:span>voor het installeren en beheren van Debian en op Debian gebaseerd systeem zoals Ubuntu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106"><text:span text:style-name="Strong_20_Emphasis"><text:span text:style-name="T101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8"><text:span text:style-name="T252">De </text:span><text:span text:style-name="T253">Super</text:span><text:span text:style-name="T252">-toets is de Windows-toets, Command-toets </text:span><text:span text:style-name="T254">(Apple)</text:span><text:span text:style-name="T252">, of Vergrootglas-toets </text:span><text:span text:style-name="T254">(Chromebook)</text:span><text:span text:style-name="T252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6">ter</text:span></text:span><text:span text:style-name="Strong_20_Emphasis"><text:span text:style-name="T127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8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7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114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114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114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1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1">Bereid de installatie voor </text:span></text:span><text:span text:style-name="Strong_20_Emphasis"><text:span text:style-name="T59">via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107"><text:span text:style-name="Strong_20_Emphasis"><text:span text:style-name="T102">D</text:span></text:span><text:span text:style-name="Strong_20_Emphasis"><text:span text:style-name="T74">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9">men</text:span></text:span><text:span text:style-name="Strong_20_Emphasis"><text:span text:style-name="T130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12">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50">1</text:span></text:span><text:span text:style-name="Strong_20_Emphasis"><text:span text:style-name="T151"> </text:span></text:span><text:span text:style-name="Strong_20_Emphasis"><text:span text:style-name="T152">In</text:span></text:span><text:span text:style-name="Strong_20_Emphasis"><text:span text:style-name="T144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5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3"/>
      <text:list xml:id="list132422579365011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2"><text:span text:style-name="T286">Start de computer op vanaf </text:span><text:span text:style-name="T287">een </text:span><text:span text:style-name="T278"><text:user-field-get text:name="Distro">Debian</text:user-field-get></text:span><text:span text:style-name="T279"><text:s/></text:span><text:span text:style-name="T279"><text:user-field-get text:name="Version">11</text:user-field-get></text:span><text:span text:style-name="Strong_20_Emphasis"><text:span text:style-name="T276"><text:s/></text:span></text:span><text:span text:style-name="T288">Live</text:span><text:span text:style-name="T166"><text:note text:id="ftn5" text:note-class="footnote"><text:note-citation>1</text:note-citation><text:note-body><text:p text:style-name="P30"><text:span text:style-name="T338">Vanaf ee</text:span>n Live <text:span text:style-name="T376">usb</text:span><text:span text:style-name="T341">-stick </text:span><text:span text:style-name="T347">(</text:span><text:span text:style-name="T341">of </text:span><text:span text:style-name="T347">dvd</text:span><text:span text:style-name="T293">)</text:span><text:span text:style-name="T342"> </text:span>kunt <text:span text:style-name="T338">u opstarten en</text:span> met <text:span text:style-name="T308"><text:user-field-get text:name="Distro">Debian</text:user-field-get></text:span><text:span text:style-name="T309"><text:s/></text:span>werken zonder deze te installeren.</text:p></text:note-body></text:note></text:span><text:span text:style-name="T165"> </text:span><text:span text:style-name="T170">usb</text:span><text:span text:style-name="T167">-stick</text:span><text:span text:style-name="T167"><text:note text:id="ftn6" text:note-class="footnote"><text:note-citation>2</text:note-citation><text:note-body><text:p text:style-name="P91"><text:span text:style-name="T19">D</text:span><text:span text:style-name="Strong_20_Emphasis"><text:span text:style-name="T175">ow</text:span></text:span><text:span text:style-name="Strong_20_Emphasis"><text:span text:style-name="T176">nload </text:span></text:span><text:span text:style-name="Strong_20_Emphasis"><text:span text:style-name="T173">e</text:span></text:span><text:span text:style-name="Strong_20_Emphasis"><text:span text:style-name="T177">e</text:span></text:span><text:span text:style-name="Strong_20_Emphasis"><text:span text:style-name="T178">n</text:span></text:span><text:span text:style-name="Strong_20_Emphasis"><text:span text:style-name="T202"> </text:span></text:span><text:span text:style-name="Strong_20_Emphasis"><text:span text:style-name="T232">cd</text:span></text:span><text:span text:style-name="Strong_20_Emphasis"><text:span text:style-name="T226">-beeldbestand</text:span></text:span><text:span text:style-name="Strong_20_Emphasis"><text:span text:style-name="T176"> </text:span></text:span><text:span text:style-name="Strong_20_Emphasis"><text:span text:style-name="T187">(.iso) </text:span></text:span><text:span text:style-name="Strong_20_Emphasis"><text:span text:style-name="T179">v</text:span></text:span><text:span text:style-name="Strong_20_Emphasis"><text:span text:style-name="T180">anaf</text:span></text:span><text:span text:style-name="Strong_20_Emphasis"><text:span text:style-name="T181"> </text:span></text:span><text:a xlink:type="simple" xlink:href="https://www.debian.org/CD/live/" text:style-name="Internet_20_link" text:visited-style-name="Visited_20_Internet_20_Link"><text:span text:style-name="Strong_20_Emphasis"><text:span text:style-name="T344">debian.org/cd/live</text:span></text:span></text:a><text:span text:style-name="Strong_20_Emphasis"><text:span text:style-name="T181">, blader naar beneden en klik op <text:line-break/></text:span></text:span><text:span text:style-name="Strong_20_Emphasis"><text:span text:style-name="T189">unofficial live images for </text:span></text:span><text:span text:style-name="Strong_20_Emphasis"><text:span text:style-name="T194">“</text:span></text:span><text:span text:style-name="Strong_20_Emphasis"><text:span text:style-name="T203">stable</text:span></text:span><text:span text:style-name="Strong_20_Emphasis"><text:span text:style-name="T194">”</text:span></text:span><text:span text:style-name="Strong_20_Emphasis"><text:span text:style-name="T189"> with firmware included</text:span></text:span><text:span text:style-name="Strong_20_Emphasis"><text:span text:style-name="T181">. <text:line-break/>Klik vervolgens </text:span></text:span><text:span text:style-name="Strong_20_Emphasis"><text:span text:style-name="T184">op</text:span></text:span><text:span text:style-name="Strong_20_Emphasis"><text:span text:style-name="T181"> </text:span></text:span><text:span text:style-name="Strong_20_Emphasis"><text:span text:style-name="T189">amd64/</text:span></text:span><text:span text:style-name="Strong_20_Emphasis"><text:span text:style-name="T181"> en </text:span></text:span><text:span text:style-name="Strong_20_Emphasis"><text:span text:style-name="T184">daarna op </text:span></text:span><text:span text:style-name="Strong_20_Emphasis"><text:span text:style-name="T189">iso-hybrid/</text:span></text:span><text:span text:style-name="Strong_20_Emphasis"><text:span text:style-name="T181">.<text:line-break/></text:span></text:span><text:span text:style-name="Strong_20_Emphasis"><text:span text:style-name="T185">K</text:span></text:span><text:span text:style-name="Strong_20_Emphasis"><text:span text:style-name="T186">lik op</text:span></text:span><text:span text:style-name="Strong_20_Emphasis"><text:span text:style-name="T182"> </text:span></text:span><text:span text:style-name="T190">debian-live-11...</text:span><text:span text:style-name="T191">-</text:span><text:span text:style-name="T190">amd-64-</text:span><text:span text:style-name="T191">gnome</text:span><text:span text:style-name="T192">+non-fre</text:span><text:span text:style-name="T193">e</text:span><text:span text:style-name="T192">.iso</text:span><text:span text:style-name="Strong_20_Emphasis"><text:span text:style-name="T176">.<text:line-break/></text:span></text:span><text:span text:style-name="Strong_20_Emphasis"><text:span text:style-name="T183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82"><text:span text:style-name="T19"><text:tab/></text:span><text:span text:style-name="Strong_20_Emphasis"><text:span text:style-name="T214">Zoek</text:span></text:span><text:span text:style-name="Strong_20_Emphasis"><text:span text:style-name="T215"> </text:span></text:span><text:span text:style-name="Strong_20_Emphasis"><text:span text:style-name="T234">s</text:span></text:span><text:span text:style-name="Strong_20_Emphasis"><text:span text:style-name="T235">ch</text:span></text:span><text:span text:style-name="Strong_20_Emphasis"><text:span text:style-name="T215"> en klik op het pictogram van</text:span></text:span><text:span text:style-name="Strong_20_Emphasis"><text:span text:style-name="T216"> </text:span></text:span><text:span text:style-name="Strong_20_Emphasis"><text:span text:style-name="T237">Schijven</text:span></text:span><text:span text:style-name="Strong_20_Emphasis"><text:span text:style-name="T217">. Selecteer de </text:span></text:span><text:span text:style-name="Strong_20_Emphasis"><text:span text:style-name="T233">usb</text:span></text:span><text:span text:style-name="Strong_20_Emphasis"><text:span text:style-name="T217">-stick in de lijst van schijven aan de linkerkant en klik rechtsboven op </text:span></text:span><text:span text:style-name="Strong_20_Emphasis"><text:span text:style-name="T236">Schijfinstellingen</text:span></text:span><text:span text:style-name="Strong_20_Emphasis"><text:span text:style-name="T217"> </text:span></text:span><text:span text:style-name="Strong_20_Emphasis"><text:span text:style-name="T236">⋮</text:span></text:span><text:span text:style-name="Strong_20_Emphasis"><text:span text:style-name="T217"> (icoontje met de drie puntjes).</text:span></text:span></text:p><text:p text:style-name="P90"><text:span text:style-name="Strong_20_Emphasis"><text:span text:style-name="T217"><text:tab/>Kies </text:span></text:span><text:span text:style-name="Strong_20_Emphasis"><text:span text:style-name="T236">Schijfkopie terugzetten</text:span></text:span><text:span text:style-name="Strong_20_Emphasis"><text:span text:style-name="T217"> en selecteer </text:span></text:span><text:span text:style-name="Strong_20_Emphasis"><text:span text:style-name="T228">het net</text:span></text:span><text:span text:style-name="Strong_20_Emphasis"><text:span text:style-name="T226"> gedownloade </text:span></text:span><text:span text:style-name="Strong_20_Emphasis"><text:span text:style-name="T232">cd</text:span></text:span><text:span text:style-name="Strong_20_Emphasis"><text:span text:style-name="T226">-beeldbestand </text:span></text:span><text:span text:style-name="Strong_20_Emphasis"><text:span text:style-name="T227">(.iso)</text:span></text:span><text:span text:style-name="Strong_20_Emphasis"><text:span text:style-name="T226">.</text:span></text:span></text:p><text:p text:style-name="P82"><text:span text:style-name="Strong_20_Emphasis"><text:span text:style-name="T217"><text:tab/>Klik op </text:span></text:span><text:span text:style-name="Strong_20_Emphasis"><text:span text:style-name="T236">Terugzetten starten</text:span></text:span><text:span text:style-name="Strong_20_Emphasis"><text:span text:style-name="T217"> en vervolgens op </text:span></text:span><text:span text:style-name="Strong_20_Emphasis"><text:span text:style-name="T236">Terugzetten</text:span></text:span><text:span text:style-name="Strong_20_Emphasis"><text:span text:style-name="T218">.<text:line-break/></text:span></text:span><text:span text:style-name="Strong_20_Emphasis"><text:span text:style-name="T230">O</text:span></text:span><text:span text:style-name="Strong_20_Emphasis"><text:span text:style-name="T219">f </text:span></text:span><text:span text:style-name="Strong_20_Emphasis"><text:span text:style-name="T220">gebruik </text:span></text:span><text:span text:style-name="Strong_20_Emphasis"><text:span text:style-name="T221">het programma </text:span></text:span><text:span text:style-name="Strong_20_Emphasis"><text:span text:style-name="T205">Etche</text:span></text:span><text:span text:style-name="Strong_20_Emphasis"><text:span text:style-name="T206">r</text:span></text:span><text:span text:style-name="Strong_20_Emphasis"><text:span text:style-name="T221"> </text:span></text:span><text:span text:style-name="Strong_20_Emphasis"><text:span text:style-name="T222">(</text:span></text:span><text:a xlink:type="simple" xlink:href="https://www.balena.io/etcher/" text:style-name="Internet_20_link" text:visited-style-name="Visited_20_Internet_20_Link"><text:span text:style-name="Strong_20_Emphasis"><text:span text:style-name="T345">etcher.io</text:span></text:span></text:a><text:span text:style-name="Strong_20_Emphasis"><text:span text:style-name="T222">) </text:span></text:span><text:span text:style-name="Strong_20_Emphasis"><text:span text:style-name="T231">dat </text:span></text:span><text:span text:style-name="Strong_20_Emphasis"><text:span text:style-name="T219">beschikbaar </text:span></text:span><text:span text:style-name="Strong_20_Emphasis"><text:span text:style-name="T231">is </text:span></text:span><text:span text:style-name="Strong_20_Emphasis"><text:span text:style-name="T219">voor </text:span></text:span><text:span text:style-name="Strong_20_Emphasis"><text:span text:style-name="T217">Windows, </text:span></text:span><text:span text:style-name="Strong_20_Emphasis"><text:span text:style-name="T223">mac</text:span></text:span><text:span text:style-name="Strong_20_Emphasis"><text:span text:style-name="T224">OS</text:span></text:span><text:span text:style-name="Strong_20_Emphasis"><text:span text:style-name="T221">, </text:span></text:span><text:span text:style-name="Strong_20_Emphasis"><text:span text:style-name="T222">en </text:span></text:span><text:span text:style-name="Strong_20_Emphasis"><text:span text:style-name="T221">Linux</text:span></text:span><text:span text:style-name="Strong_20_Emphasis"><text:span text:style-name="T225">.</text:span></text:span></text:p></text:note-body></text:note></text:span><text:span text:style-name="T165"> </text:span><text:span text:style-name="T171">of dvd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08"><text:span text:style-name="T168">Opstart/</text:span><text:span text:style-name="T169">bootmenu</text:span><text:span text:style-name="T168"> </text:span><text:span text:style-name="T165">via </text:span><text:span text:style-name="Definition"><text:span text:style-name="T5">opstartmenu</text:span></text:span><text:span text:style-name="T165"> </text:span><text:span text:style-name="T172">en </text:span><text:span text:style-name="T168">instellingen/</text:span><text:span text:style-name="T169">setup</text:span><text:span text:style-name="T165"> via </text:span><text:span text:style-name="Definition"><text:span text:style-name="T5">instellinge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18">D</text:span></text:span><text:span text:style-name="Strong_20_Emphasis"><text:span text:style-name="T115">ruk op de </text:span></text:span><text:span text:style-name="Strong_20_Emphasis"><text:span text:style-name="T116">Enter</text:span></text:span><text:span text:style-name="Strong_20_Emphasis"><text:span text:style-name="T115">-toets </text:span></text:span><text:span text:style-name="Strong_20_Emphasis"><text:span text:style-name="T118">(</text:span></text:span><text:span text:style-name="Strong_20_Emphasis"><text:span text:style-name="T138">Debian GNU/Linux Live</text:span></text:span><text:span text:style-name="Strong_20_Emphasis"><text:span text:style-name="T118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2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4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0"><text:span text:style-name="Strong_20_Emphasis"><text:span text:style-name="T108"><text:s/></text:span></text:span><text:span text:style-name="Strong_20_Emphasis"><text:span text:style-name="T113"><draw:control text:anchor-type="as-char" draw:z-index="20" draw:name="Vorm11_0" draw:style-name="gr1" draw:text-style-name="P11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3">Als het scherm </text:span></text:span><text:span text:style-name="Strong_20_Emphasis"><text:span text:style-name="T139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9"> </text:span></text:span><text:span text:style-name="Strong_20_Emphasis"><text:span text:style-name="T157">N</text:span></text:span><text:span text:style-name="Strong_20_Emphasis"><text:span text:style-name="T136">ext</text:span></text:span><text:span text:style-name="Strong_20_Emphasis"><text:span text:style-name="T11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><text:s/></text:span></text:span><text:span text:style-name="Strong_20_Emphasis"><text:span text:style-name="T111"><draw:control text:anchor-type="as-char" draw:z-index="14" draw:name="Vorm13_1" draw:style-name="gr1" draw:text-style-name="P11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4">Start de installatie</text:span></text:span><text:span text:style-name="Strong_20_Emphasis"><text:span text:style-name="T120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31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32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4">Bij </text:span></text:span><text:span text:style-name="Strong_20_Emphasis"><text:span text:style-name="T140">Welcome</text:span></text:span><text:span text:style-name="Strong_20_Emphasis"><text:span text:style-name="T44"> kies </text:span></text:span><text:span text:style-name="Strong_20_Emphasis"><text:span text:style-name="T140">Nederlands</text:span></text:span><text:span text:style-name="Strong_20_Emphasis"><text:span text:style-name="T44"> en klik op </text:span></text:span><text:span text:style-name="Strong_20_Emphasis"><text:span text:style-name="T140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8">Bij <text:span text:style-name="T339">Locatie</text:span> kies bij <text:span text:style-name="T339">Regio</text:span> voor <text:span text:style-name="T339">Europa</text:span> en klik op <text:span text:style-name="T339">Volgende</text:span>.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8">Bij <text:span text:style-name="T339">Toetsenbord</text:span> kies <text:span text:style-name="T339">English (US)</text:span> en klik op <text:span text:style-name="T339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><text:s/></text:span></text:span><text:span text:style-name="Strong_20_Emphasis"><text:span text:style-name="T111"><draw:control text:anchor-type="as-char" draw:z-index="15" draw:name="Vorm13_4" draw:style-name="gr1" draw:text-style-name="P11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6">Partities</text:span><text:span text:style-name="T6"> </text:span><text:span text:style-name="T284">selecteer</text:span><text:span text:style-name="T6"> </text:span><text:span text:style-name="T7">de </text:span><text:span text:style-name="T6">gewenste </text:span><text:span text:style-name="T285">optie </text:span><text:span text:style-name="Strong_20_Emphasis"><text:span text:style-name="T46">en klik op </text:span></text:span><text:span text:style-name="Strong_20_Emphasis"><text:span text:style-name="T141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3" draw:name="Vorm13" draw:style-name="gr1" draw:text-style-name="P11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117">Bij </text:span></text:span><text:span text:style-name="Strong_20_Emphasis"><text:span text:style-name="T137">Gebruikers</text:span></text:span><text:span text:style-name="Strong_20_Emphasis"><text:span text:style-name="T117"> vul in </text:span></text:span><text:span text:style-name="Strong_20_Emphasis"><text:span text:style-name="T142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6">,</text:span></text:span><text:span text:style-name="Strong_20_Emphasis"><text:span text:style-name="T107"><text:line-break/></text:span></text:span><text:span text:style-name="Strong_20_Emphasis"><text:span text:style-name="T142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43">Wat is de </text:span></text:span><text:span text:style-name="Strong_20_Emphasis"><text:span text:style-name="T142">naam van deze </text:span></text:span><text:span text:style-name="Strong_20_Emphasis"><text:span text:style-name="T143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93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5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5">V</text:span></text:span><text:span text:style-name="Strong_20_Emphasis"><text:span text:style-name="T146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4" draw:name="Vorm14" draw:style-name="gr1" draw:text-style-name="P11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52">Bij </text:span></text:span><text:span text:style-name="Strong_20_Emphasis"><text:span text:style-name="T158">Samenvatting</text:span></text:span><text:span text:style-name="Strong_20_Emphasis"><text:span text:style-name="T122"> </text:span></text:span><text:span text:style-name="Strong_20_Emphasis"><text:span text:style-name="T123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7">Installeer</text:span></text:span><text:span text:style-name="Strong_20_Emphasis"><text:span text:style-name="T41">.</text:span></text:span></text:p>
          </table:table-cell>
        </table:table-row>
      </table:table>
      <text:p text:style-name="P55"><text:span text:style-name="Strong_20_Emphasis"><text:span text:style-name="T121"/></text:span></text:p>
      <text:list xml:id="list132421579212929" text:continue-numbering="true" text:style-name="L1">
        <text:list-item>
          <text:p text:style-name="P103"><text:span text:style-name="Strong_20_Emphasis"><text:span text:style-name="T159">Installatie </text:span></text:span><text:span text:style-name="Strong_20_Emphasis"><text:span text:style-name="T160">afronden</text:span></text:span></text:p>
        </text:list-item>
      </text:list>
      <text:p text:style-name="P56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11"><draw:control text:anchor-type="as-char" draw:z-index="5" draw:name="Vorm22" draw:style-name="gr1" draw:text-style-name="P11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08"><text:s/></text:span></text:span><text:span text:style-name="Strong_20_Emphasis"><text:span text:style-name="T113"><draw:control text:anchor-type="as-char" draw:z-index="22" draw:name="Vorm24" draw:style-name="gr1" draw:text-style-name="P11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3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11"><draw:control text:anchor-type="as-char" draw:z-index="13" draw:name="Vorm4_1" draw:style-name="gr1" draw:text-style-name="P11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29">) </text:span></text:span>voor het installeren en beheren van Debian en op Debian gebaseerd systeem zoals Ubuntu.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109"><text:span text:style-name="Strong_20_Emphasis"><text:span text:style-name="T103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9"><text:span text:style-name="T252">De </text:span><text:span text:style-name="T253">Super</text:span><text:span text:style-name="T252">-toets is de Windows-toets, Command-toets </text:span><text:span text:style-name="T254">(Apple)</text:span><text:span text:style-name="T252">, of Vergrootglas-toets </text:span><text:span text:style-name="T254">(Chromebook)</text:span><text:span text:style-name="T252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6">ter</text:span></text:span><text:span text:style-name="Strong_20_Emphasis"><text:span text:style-name="T127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8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6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14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14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14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5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11"><draw:control text:anchor-type="as-char" draw:z-index="6" draw:name="Vorm33" draw:style-name="gr1" draw:text-style-name="P11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11"><text:span text:style-name="Strong_20_Emphasis"><text:span text:style-name="T104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3">men</text:span></text:span><text:span text:style-name="Strong_20_Emphasis"><text:span text:style-name="T130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3">3 </text:span></text:span><text:span text:style-name="Strong_20_Emphasis"><text:span text:style-name="T154">Installatie</text:span></text:span><text:span text:style-name="Strong_20_Emphasis"><text:span text:style-name="T155"> </text:span></text:span><text:span text:style-name="Strong_20_Emphasis"><text:span text:style-name="T156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5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57"><text:s/></text:span></text:span><text:span text:style-name="Strong_20_Emphasis"><text:span text:style-name="T111"><draw:control text:anchor-type="as-char" draw:z-index="23" draw:name="Vorm 4" draw:style-name="gr1" draw:text-style-name="P11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6"><text:span text:style-name="T378">De </text:span><text:span text:style-name="T379">computer</text:span><text:span text:style-name="T378"> </text:span><text:span text:style-name="T339">Herstart</text:span><text:span text:style-name="T340">en</text:span>.</text:p>
          </table:table-cell>
        </table:table-row>
      </table:table>
      <text:p text:style-name="P56"><text:span text:style-name="Strong_20_Emphasis"><text:span text:style-name="T53"><text:tab/></text:span></text:span></text:p>
      <text:p text:style-name="P57"><text:span text:style-name="Strong_20_Emphasis"><text:span text:style-name="T73"/></text:span></text:p>
      <text:list xml:id="list132422295244626" text:continue-numbering="true" text:style-name="L1">
        <text:list-item>
          <text:p text:style-name="P102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2"><text:span text:style-name="Strong_20_Emphasis"><text:span text:style-name="T57"><text:s/></text:span></text:span><text:span text:style-name="Strong_20_Emphasis"><text:span text:style-name="T111"><draw:control text:anchor-type="as-char" draw:z-index="16" draw:name="Vorm36_0" draw:style-name="gr1" draw:text-style-name="P115" svg:width="0.35cm" svg:height="0.35cm" draw:control="control17"/></text:span></text:span></text:p>
          </table:table-cell>
          <table:table-cell table:style-name="Tabel2.A1" office:value-type="string">
            <text:p text:style-name="P51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9"><text:span text:style-name="User_20_Entry"><text:span text:style-name="T174">E</text:span></text:span><text:span text:style-name="User_20_Entry"><text:span text:style-name="T195">v</text:span></text:span><text:span text:style-name="User_20_Entry"><text:span text:style-name="T196">en</text:span></text:span><text:span text:style-name="User_20_Entry"><text:span text:style-name="T198">t</text:span></text:span><text:span text:style-name="User_20_Entry"><text:span text:style-name="T199">uele </text:span></text:span><text:span text:style-name="User_20_Entry"><text:span text:style-name="T200">extra </text:span></text:span><text:span text:style-name="Definition"><text:span text:style-name="T343">gebruiker</text:span></text:span><text:span text:style-name="User_20_Entry"><text:span text:style-name="T200">s aanmelden </text:span></text:span><text:span text:style-name="User_20_Entry"><text:span text:style-name="T201">en dezelfde stappen uitvoeren</text:span></text:span><text:span text:style-name="User_20_Entry"><text:span text:style-name="T197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7"><text:s/></text:span></text:span><text:span text:style-name="Strong_20_Emphasis"><text:span text:style-name="T111"><draw:control text:anchor-type="as-char" draw:z-index="17" draw:name="Vorm36_2" draw:style-name="gr1" draw:text-style-name="P115" svg:width="0.35cm" svg:height="0.35cm" draw:control="control18"/></text:span></text:span></text:p>
          </table:table-cell>
          <table:table-cell table:style-name="Tabel2.A1" office:value-type="string">
            <text:p text:style-name="P50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6">gebruiker</text:span></text:span><text:span text:style-name="Strong_20_Emphasis"><text:span text:style-name="T94"> </text:span></text:span><text:span text:style-name="Strong_20_Emphasis"><text:span text:style-name="T96">in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104"><text:span text:style-name="Strong_20_Emphasis"><text:span text:style-name="T105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252">De </text:span><text:span text:style-name="T253">Super</text:span><text:span text:style-name="T252">-toets is de Windows-toets, Command-toets </text:span><text:span text:style-name="T254">(Apple)</text:span><text:span text:style-name="T252">, of Vergrootglas-toets </text:span><text:span text:style-name="T254">(Chromebook)</text:span><text:span text:style-name="T252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3">men</text:span></text:span><text:span text:style-name="Strong_20_Emphasis"><text:span text:style-name="T130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3">4 </text:span></text:span><text:span text:style-name="Strong_20_Emphasis"><text:span text:style-name="T134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5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8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24"><text:span text:style-name="Strong_20_Emphasis"><text:span text:style-name="T108"><text:s/></text:span></text:span><text:span text:style-name="Strong_20_Emphasis"><text:span text:style-name="T113"><draw:control text:anchor-type="as-char" draw:z-index="24" draw:name="Vorm 5" draw:style-name="gr1" draw:text-style-name="P115" svg:width="0.35cm" svg:height="0.35cm" draw:control="control25"/></text:span></text:span></text:p>
          </table:table-cell>
          <table:table-cell table:style-name="Tabel2.A1" office:value-type="string">
            <text:p text:style-name="P23"><text:span text:style-name="T378">De gebruiker </text:span><text:span text:style-name="T339">Afmelden</text:span>.</text:p>
          </table:table-cell>
        </table:table-row>
      </table:table>
      <text:p text:style-name="P48"><text:span text:style-name="Strong_20_Emphasis"><text:span text:style-name="T97"/></text:span></text:p>
      <text:p text:style-name="P18"/>
      <text:p text:style-name="P18"/>
      <text:p text:style-name="P92"><text:span text:style-name="T161">E</text:span><text:span text:style-name="T162">inde c</text:span><text:span text:style-name="T163">hecklist, </text:span><text:span text:style-name="T164">d</text:span><text:span text:style-name="T163">e</text:span><text:span text:style-name="T275"> installatie van </text:span><text:span text:style-name="T275"><text:user-field-get text:name="Distro">Debian</text:user-field-get></text:span><text:span text:style-name="T279"><text:s/></text:span><text:span text:style-name="T279"><text:user-field-get text:name="Version">11</text:user-field-get></text:span><text:span text:style-name="Strong_20_Emphasis"><text:span text:style-name="T276"><text:s/></text:span></text:span><text:span text:style-name="Strong_20_Emphasis"><text:span text:style-name="T277">LTS </text:span></text:span><text:span text:style-name="Strong_20_Emphasis"><text:span text:style-name="T280"><text:user-field-get text:name="Edition">desktop</text:user-field-get></text:span></text:span><text:span text:style-name="Strong_20_Emphasis"><text:span text:style-name="T280"><text:s/></text:span></text:span><text:span text:style-name="T275">is voltooid.</text:span></text:p>
      <text:p text:style-name="P46"/>
      <text:p text:style-name="P39"><text:span text:style-name="Emphasis"><text:span text:style-name="T369">Geschreven </text:span></text:span><text:span text:style-name="Emphasis"><text:span text:style-name="T373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72"><text:s/></text:span></text:span><text:span text:style-name="Emphasis"><text:span text:style-name="T369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70">Karel Zimmer</text:span></text:span></text:a><text:span text:style-name="Emphasis"><text:span text:style-name="T36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71">Creative Commons Publiek Domein Verklaring</text:span></text:span></text:a><text:span text:style-name="Emphasis"><text:span text:style-name="T3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0T13:24:20.431838943">20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24:20.217842359</dc:date>
    <meta:keyword>Installatie</meta:keyword>
    <meta:keyword>Checklist</meta:keyword>
    <meta:keyword>Linux</meta:keyword>
    <meta:editing-cycles>6755</meta:editing-cycles>
    <meta:editing-duration>P11DT22H25M51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744" meta:character-count="5091" meta:non-whitespace-character-count="4382"/>
    <meta:user-defined meta:name="Info 1"/>
    <meta:user-defined meta:name="Info 2"/>
    <meta:user-defined meta:name="Info 3"/>
    <meta:user-defined meta:name="Info 4"/>
  </office:meta>
</office:document-meta>
</file>